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DependentBean.CollectionDependentBean( NamedUrlList list , NamedUrlSet set , NamedUrl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GenericsTests.parameterizedStatic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GenericsTests.testGenericMapMap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umberStoreFactory.newDoubl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et.setUrlNames( Set &lt; URI &gt; url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GenericsTests.testGenericMapBea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GenericsTests.testGenericSetConstructorWithOptional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GenericsTests.testGenericSetConstructorWith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GenericsTests.testS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GenericsTests.testGenericListProperty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GenericsTests.testGenericMapMapConstructorWithSameRefAndNoCon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FactoryGenericsTests.testGenericSetListConstructorWithOptional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GenericsTests.createMockitoMock( Class &lt; T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GenericsTests.testGenericMapResource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FactoryGenericsTests.testGenericMapMapConstructorWithSameRefAndCon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FactoryGenericsTests.testGenericSet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GenericsTests.testGenericListPropertyWithInvalid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FactoryGenericsTests.parameterizedInstanceFactoryMethodWithNonResolv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FactoryGenericsTests.testGenericSetMap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FactoryGenericsTests.testGenericSetList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FactoryGenericsTests.testGenericMatchingWithFullTypeDifferentia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BeanFactoryGenericsTests.testGenericMapWithCollectionValueConstruc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FactoryGenericsTests.testGenericMatchingWithUnresolvedOrdered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FactoryGenericsTests.testGenericMatchingWithBeanNameDifferen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FactoryGenericsTests.testGenericListOfArrays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GenericsTests.testGenericallyTyped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GenericsTests.parameterizedInstance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FactoryGenericsTests.parameterizedInstanceFactoryMethodWithTemp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Bean.getFloa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GenericsTests.testGenericSetListConstructorWith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FactoryGenericsTests.testGenericSet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GenericsTests.testGenericSetList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umberStoreFactory.newFloa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GenericsTests.testGenericMapWithKeyType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FactoryGenericsTests.testGenericSetMap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FactoryGenericsTests.assertRunnableMockFactory( RootBeanDefinition r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GenericsTests.testGenericListPropertyWithOptionalAutowi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GenericsTests.parameterizedInstanceFactoryMethodWithInvali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FactoryGenericsTests.testGenericList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Set.Url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GenericsTests.testGenericMapWithKeyType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GenericsTests.parameterizedInstanceFactoryMethodWithIndexe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umberBean.NumberBean( NumberStore &lt; Double &gt; doubleStore , NumberStore &lt; Float &gt; float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GenericsTests.testGenericMapMap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FactoryGenericsTests.testGenericMapResource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FactoryGenericsTests.testGenericSetConstru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GenericsTests.parameterizedStaticFactoryMethodWithWrapp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Set.UrlSet( Set &lt; ? extends URL &gt; 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Bean.getDoubl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GenericsTests.testGenericallyTypedSetOf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GenericsTests.testGenericMap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GenericsTests.testGenericSetFactory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FactoryGenericsTests.testGenericMapWithCollectionValueFactoryMeth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FactoryGenericsTests.testGenericList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Control.createMock( Class &lt; T &gt; to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